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ff00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6" style:family="paragraph">
      <loext:graphic-properties draw:fill="solid" draw:fill-color="#2a6099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 draw:opacity="25%"/>
      <style:paragraph-properties fo:text-align="center"/>
      <style:text-properties fo:font-size="12pt"/>
    </style:style>
    <style:style style:name="P9" style:family="paragraph">
      <loext:graphic-properties draw:fill-color="#801900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/>
      <style:paragraph-properties fo:text-align="center"/>
      <style:text-properties fo:font-size="12pt"/>
    </style:style>
    <style:style style:name="P12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7" draw:text-style-name="P7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8" draw:text-style-name="P8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 9" draw:style-name="gr2" draw:text-style-name="P3" svg:width="0.1358in" svg:height="0.1358in" svg:x="3.4283in" svg:y="0.420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2" draw:name="Shape 6" draw:style-name="gr5" draw:text-style-name="P5" svg:width="0.1335in" svg:height="0.1335in" svg:x="0.373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13" draw:text-style-name="P11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6" draw:name="Shape 10" draw:style-name="gr1" draw:text-style-name="P3" svg:width="0.137in" svg:height="0.137in" svg:x="0.3756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4" draw:text-style-name="P12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2" draw:style-name="gr6" draw:text-style-name="P6" svg:width="0.1335in" svg:height="0.1335in" svg:x="0.4307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10" draw:text-style-name="P9" svg:width="0.1343in" svg:height="0.1343in" svg:x="0.3783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2" draw:text-style-name="P10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7" draw:style-name="gr4" draw:text-style-name="P4" svg:width="0.1335in" svg:height="0.1335in" svg:x="0.45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1" draw:text-style-name="P7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5" draw:text-style-name="P5" svg:width="0.1335in" svg:height="0.1335in" svg:x="0.4008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9" draw:text-style-name="P9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8" draw:text-style-name="P8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8" draw:style-name="gr3" draw:text-style-name="P3" svg:width="0.1335in" svg:height="0.1335in" svg:x="0.408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7" draw:text-style-name="P7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19:53:27.243751587</dc:date>
    <meta:editing-duration>PT1H37M8S</meta:editing-duration>
    <meta:editing-cycles>13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